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oraryReplyChannel.receive( long time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mporaryReplyChannel.setSendFailed( boolean hasSend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ingTemplate.headerToLong( @ Nullable Object header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mporaryReplyChannel.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ingTemplate.getSendTimeou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ingTemplate.receiveTimeout( Message &lt; ? &gt; reques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MessagingTemplate.setReceiveTimeout( long receive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ingTemplate.doReceive( MessageChannel channel , long time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MessagingTemplate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ingTemplate.doSendAndReceive( MessageChannel channel , Message &lt; ? &gt; request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enericMessagingTemplate.sendTimeout( Message &lt; ? &gt; reques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MessagingTemplate.getReceiv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ryReplyChannel.send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ingTemplate.doSend( MessageChannel channel , Message &lt; ? &gt; message , long time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GenericMessagingTemplate.doSend( MessageChannel channel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ingTemplate.getReceiveTimeou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enericMessagingTemplate.setThrowExceptionOnLateReply( boolean throwExceptionOnLateRep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ingTemplate.setReceiveTimeoutHeader( String receiveTimeout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MessagingTemplate.setSendTimeoutHeader( String sendTimeout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MessagingTemplate.doReceive( Messag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ryReplyChannel.TemporaryReplyChannel( boolean throwExceptionOnLateRep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ryReplyChannel.send( Message &lt; ? &gt; message , long time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GenericMessagingTemplate.getSen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ingTemplate.setSendTimeout( long send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